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2740" officeooo:paragraph-rsid="00192740"/>
    </style:style>
    <style:style style:name="P2" style:family="paragraph" style:parent-style-name="Standard">
      <style:text-properties officeooo:rsid="001968f1" officeooo:paragraph-rsid="001968f1"/>
    </style:style>
    <style:style style:name="P3" style:family="paragraph" style:parent-style-name="Standard">
      <style:text-properties officeooo:rsid="001b67c6" officeooo:paragraph-rsid="001b67c6"/>
    </style:style>
    <style:style style:name="T1" style:family="text">
      <style:text-properties fo:background-color="#ff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eption: </text:h>
      <text:p text:style-name="P1"/>
      <text:h text:style-name="Heading_20_2" text:outline-level="2">Cas d'utilisation: </text:h>
      <text:p text:style-name="P1"/>
      <text:h text:style-name="Heading_20_3" text:outline-level="3">Crée un sondage: </text:h>
      <text:p text:style-name="P1">L'utilisateur possédant l'application pourra créé des sondage on y renseignant un titre et une question. Une fois validé il aura 2 QrCodes. Le premier permettra de voter pour la question et le deuxième permettra de voir le nombre de vote pour ce sondage.</text:p>
      <text:p text:style-name="P1"/>
      <text:h text:style-name="Heading_20_3" text:outline-level="3">Voter pour un sondage: </text:h>
      <text:p text:style-name="P1">La personne voulant voter devra installer une application pour flasher des QrCodes sur son smartphone, puis scannera le QrCode imprimé par le créateur du sondage.</text:p>
      <text:p text:style-name="P1"/>
      <text:p text:style-name="P1"/>
      <text:h text:style-name="Heading_20_3" text:outline-level="3">Besoins non fonctionnels: </text:h>
      <text:p text:style-name="P2"/>
      <text:p text:style-name="P2">- Générer des Id aléatoirement afin d’éviter le vote sur d'autres sondages.</text:p>
      <text:p text:style-name="P2">- Empêcher le vote massif sur un sondage</text:p>
      <text:p text:style-name="P2"/>
      <text:p text:style-name="P2"/>
      <text:h text:style-name="Heading_20_2" text:outline-level="2">Technologies: </text:h>
      <text:p text:style-name="P3"/>
      <text:h text:style-name="Heading_20_3" text:outline-level="3">Serveur: </text:h>
      <text:p text:style-name="P3">Pour la partie serveur nous avons utilisé le framwork slim car il est orienté API REST. Nous y avons ajouté le moteur de templates Twig et l'ORM Doctrine pour simplifier la mise en forme des vues et des données.</text:p>
      <text:p text:style-name="P3"/>
      <text:h text:style-name="Heading_20_3" text:outline-level="3">Client: </text:h>
      <text:p text:style-name="P3">Pour la partie client, il s'agit d'une application Swing auquel nous y ajoutons la librairie JSON-Simple pour pouvoir parser les données échanger avec le serveur et nous avons intégré la librairie XXX pour generer des QRCo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Giannini</meta:initial-creator>
    <meta:creation-date>2014-12-16T11:55:08.977570608</meta:creation-date>
    <dc:date>2014-12-16T13:44:28.575964578</dc:date>
    <dc:creator>Valentin Giannini</dc:creator>
    <meta:editing-duration>PT1H49M18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4" meta:word-count="179" meta:character-count="1096" meta:non-whitespace-character-count="923"/>
  </office:meta>
</office:document-meta>
</file>